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.499cm"/>
    </style:style>
    <style:style style:name="P2" style:family="paragraph" style:parent-style-name="Table_20_Contents">
      <style:paragraph-properties fo:margin-top="0cm" fo:margin-bottom="0cm" fo:text-align="start" style:justify-single-word="false" fo:padding-left="0cm" fo:padding-right="0cm" fo:padding-top="0.049cm" fo:padding-bottom="0cm" fo:border-left="none" fo:border-right="none" fo:border-top="0.002cm solid #dee2e6" fo:border-bottom="none" style:writing-mode="lr-tb"/>
    </style:style>
    <style:style style:name="T1" style:family="text">
      <style:text-properties fo:color="#1177d1" style:text-underline-style="solid" style:text-underline-width="auto" style:text-underline-color="font-color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Buenos días,</text:p>
      <text:p text:style-name="Standard"/>
      <text:p text:style-name="Standard">Tras revisar la tarea algunos comentarios a la misma:</text:p>
      <text:p text:style-name="Standard"/>
      <text:p text:style-name="Standard">Ejercicio 1- BIEN RESUELTA</text:p>
      <text:p text:style-name="Standard">Ejercicio 2- BIEN RESUELTA</text:p>
      <text:p text:style-name="Standard">Ejercicio 3- BIEN RESUELTA</text:p>
      <text:p text:style-name="Standard">Ejercicio 4- BIEN RESUELTA</text:p>
      <text:p text:style-name="Standard">Ejercicio 5- BIEN RESUELTA, </text:p>
      <text:p text:style-name="Standard">Ejercicio 6- BIEN RESUELTA</text:p>
      <text:p text:style-name="Standard">Ejercicio 7- BIEN RESUELTA</text:p>
      <text:p text:style-name="Standard">Ejercicio 8- BIEN RESUELTA.</text:p>
      <text:p text:style-name="Standard">Ejercicio 9- BIEN RESUELTA -</text:p>
      <text:p text:style-name="Standard">Ejercicio 10- BIEN RESUELTA</text:p>
      <text:p text:style-name="Standard"/>
      <text:p text:style-name="Standard">SALU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</meta:editing-duration>
    <meta:editing-cycles>3</meta:editing-cycles>
    <meta:generator>OpenOffice/4.1.11$Win32 OpenOffice.org_project/4111m1$Build-9808</meta:generator>
    <dc:date>2022-06-15T18:28:00.17</dc:date>
    <meta:document-statistic meta:table-count="0" meta:image-count="0" meta:object-count="0" meta:page-count="1" meta:paragraph-count="14" meta:word-count="53" meta:character-count="340"/>
    <meta:user-defined meta:name="Info 1"/>
    <meta:user-defined meta:name="Info 2"/>
    <meta:user-defined meta:name="Info 3"/>
    <meta:user-defined meta:name="Info 4"/>
  </office:meta>
</office:document-meta>
</file>